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Shift+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O</text:span>.</text:p>
        </text:list-item>
        <text:list-item>
          <text:p text:style-name="List_20_1">Ikona <text:span text:style-name="Strong_20_Emphasis">Podtržené</text:span> na nástrojové liště Formátování má popisek, kde se uvádí odpovídající zkratka <text:span text:style-name="Keystroke">Ctrl+U</text:span>.</text:p>
        </text:list-item>
        <text:list-item>
          <text:p text:style-name="List_20_1">Položka <text:span text:style-name="Strong_20_Emphasis">Vložit</text:span> v místní nabídce zahrnuje text, kde se uvádí, že <text:span text:style-name="Keystroke">Ctrl+V</text:span> je klávesová zkratka (za předpokladu, že <text:span text:style-name="Strong_20_Emphasis">Nástroje &gt; Možnosti &gt; LibreOffice &gt; Zobrazení &gt; Viditelnost &gt; Zkratky</text:span> není nastaven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Přizpůsobení LibreOffice <text:span text:style-name="T22">této příručky</text:span>)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 + klepnutí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jiný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text:span text:style-name="T17">postranní lištu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nápovědu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lt;?&gt;</text:p>
          </table:table-cell>
          <table:table-cell table:style-name="Table8.A2" office:value-type="string">
            <text:p text:style-name="P24">Otevře se nabídka, přičemž &lt;?&gt; je podtržené písmeno nabídky, kterou chceme otevřít. Například Alt+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ik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přepínáme zaměření mezi následujícími objekty:</text:p>
            <text:list xml:id="list1828163981" text:style-name="L1">
              <text:list-item>
                <text:p text:style-name="P53">Hlavní nabídka</text:p>
              </text:list-item>
              <text:list-item>
                <text:p text:style-name="P53">Každou nástrojovou lištu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F6</text:p>
          </table:table-cell>
          <table:table-cell table:style-name="Table8.A2" office:value-type="string">
            <text:p text:style-name="P24">Přepíná <text:span text:style-name="T17">zaměření </text:span>objektů v opačném pořadí.</text:p>
          </table:table-cell>
        </table:table-row>
        <table:table-row table:style-name="Table8.6">
          <table:table-cell table:style-name="Table8.A2" office:value-type="string">
            <text:p text:style-name="P24">Ctrl+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fokus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Pravou šipkou vybereme další nabídku vpravo; levou šipkou předchozí nabídku. Klávesy <text:span text:style-name="Keystroke">Home</text:span> a <text:span text:style-name="Keystroke">End</text:span> vyberou první a poslední položku v hlavní nabídce.</text:p>
      <text:p text:style-name="P7">Klávesou šipka dolů otevřeme vybranou podnabídku. Dalším stisknutím šipky dolů nebo šipky nahoru se výběr položky přesune mezi příkazy nabídky. Šipka vpravo otevře existující podnabídku.</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na výběr ikony šipku nahoru nebo dolů. Klávesa <text:span text:style-name="Keystroke">Home</text:span> aktivuje první ikonu panelu, zatímco klávesu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l</text:span>evá a <text:span text:style-name="T21">p</text:span>ravá <text:span text:style-name="T21">šipk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text:span><text:span text:style-name="Keystroke"><text:span text:style-name="T21">Tab</text:span></text:span><text:span text:style-name="T21">.</text:span></text:p>
      <text:p text:style-name="Text_20_body">Stisknutím <text:span text:style-name="Keystroke">Enter</text:span> se vybraný příkaz přiřazený ikoně <text:span text:style-name="T19">vykoná</text:span>. Pokud vybraná ikona požaduje následné použití myši, například nakreslení čtverce nebo výběr objektu, potom stisk klávesy <text:span text:style-name="Keystroke">Enter</text:span> nepostačuje a je třeba stisknout <text:span text:style-name="Keystroke">Ctrl+Enter</text:span>.</text:p>
      <text:p text:style-name="Text_20_body">Kombinaci <text:span text:style-name="Keystroke">Ctrl+Enter</text:span> stiskneme na ikoně nástroje pro vytváření grafických objektů. Objekt kresby se vloží do středu pohledu v přednastavené velikosti.</text:p>
      <text:p text:style-name="Text_20_body">Kombinaci <text:span text:style-name="Keystroke">Ctrl+Enter</text:span> stiskneme na ikoně nástroje pro výběr objektů. Pokud vybraný objekt chceme upravit nebo přesunout, musíme nejdříve stisknutím <text:span text:style-name="Keystroke">Ctrl+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ěte klávesu nebo kombinaci kláves podle následující tabulky.</text:p>
        </text:list-item>
        <text:list-item>
          <text:p text:style-name="P52">Pokud chcete označit znaky pod přesunovaným kurzorem, podržt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vlevo, vpravo</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tlačítko, zaškrtávací pole, vstupní pole nebo přepínací pole) je zvýrazněn nebo označen tečkovaným obdélníkem. To znamená, že na tento prvek zaměřil.<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stisk Enter je ekvivalentní klik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Esc je ekvivalentní klik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Ctrl+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F4 nebo Alt+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S</text:p>
          </table:table-cell>
          <table:table-cell table:style-name="Table5.A2" office:value-type="string">
            <text:p text:style-name="P24">Uloží aktuální dokument. Pokud pracujeme na dokumentu, který ještě nebyl uložen, zobrazí se dialogové okno Uložit jako.</text:p>
          </table:table-cell>
        </table:table-row>
        <table:table-row table:style-name="Table5.1">
          <table:table-cell table:style-name="Table5.A2" office:value-type="string">
            <text:p text:style-name="P24">Ctrl+N</text:p>
          </table:table-cell>
          <table:table-cell table:style-name="Table5.B5" office:value-type="string">
            <text:p text:style-name="P24">Vytvoří nový dokument.</text:p>
          </table:table-cell>
        </table:table-row>
        <table:table-row table:style-name="Table5.1">
          <table:table-cell table:style-name="Table5.A2" office:value-type="string">
            <text:p text:style-name="P24">Shift+Ctrl+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X, Shift+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C, Ctrl+Ins</text:p>
          </table:table-cell>
          <table:table-cell table:style-name="Table6.A2" office:value-type="string">
            <text:p text:style-name="P24">Zkopíruje vybrané položky do schránky.</text:p>
          </table:table-cell>
        </table:table-row>
        <table:table-row table:style-name="Table6.4">
          <table:table-cell table:style-name="Table6.A2" office:value-type="string">
            <text:p text:style-name="P24">Ctrl+V, Shift+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Shift+V</text:p>
          </table:table-cell>
          <table:table-cell table:style-name="Table6.A2" office:value-type="string">
            <text:p text:style-name="P24">Otevře dialogové okno Vložit jinak.</text:p>
          </table:table-cell>
        </table:table-row>
        <table:table-row table:style-name="Table6.6">
          <table:table-cell table:style-name="Table6.A2" office:value-type="string">
            <text:p text:style-name="P24">Ctrl+A</text:p>
          </table:table-cell>
          <table:table-cell table:style-name="Table6.B2" office:value-type="string">
            <text:p text:style-name="P24">Vybere vše.</text:p>
          </table:table-cell>
        </table:table-row>
        <table:table-row table:style-name="Table6.7">
          <table:table-cell table:style-name="Table6.A2" office:value-type="string">
            <text:p text:style-name="P24">Ctrl+Z</text:p>
          </table:table-cell>
          <table:table-cell table:style-name="Table6.A2" office:value-type="string">
            <text:p text:style-name="P24">Vrátí poslední akci.</text:p>
          </table:table-cell>
        </table:table-row>
        <table:table-row table:style-name="Table6.8">
          <table:table-cell table:style-name="Table6.A2" office:value-type="string">
            <text:p text:style-name="P24">Ctrl+Y</text:p>
          </table:table-cell>
          <table:table-cell table:style-name="Table6.B2" office:value-type="string">
            <text:p text:style-name="P24">Znovu provede poslední akci.</text:p>
          </table:table-cell>
        </table:table-row>
        <table:table-row table:style-name="Table6.9">
          <table:table-cell table:style-name="Table6.A2" office:value-type="string">
            <text:p text:style-name="P24">Ctrl+Shift+Y</text:p>
          </table:table-cell>
          <table:table-cell table:style-name="Table6.A2" office:value-type="string">
            <text:p text:style-name="P24">Zopakuje poslední příkaz.</text:p>
          </table:table-cell>
        </table:table-row>
        <table:table-row table:style-name="Table6.10">
          <table:table-cell table:style-name="Table6.A2" office:value-type="string">
            <text:p text:style-name="P24">Ctrl+F</text:p>
          </table:table-cell>
          <table:table-cell table:style-name="Table6.B2" office:value-type="string">
            <text:p text:style-name="P27"><text:span text:style-name="T10">Otevře nástrojovou lištu Najít</text:span><text:span text:style-name="T14">.</text:span></text:p>
          </table:table-cell>
        </table:table-row>
        <table:table-row table:style-name="Table6.11">
          <table:table-cell table:style-name="Table6.A2" office:value-type="string">
            <text:p text:style-name="P24">Ctrl+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Shift+F</text:p>
          </table:table-cell>
          <table:table-cell table:style-name="Table6.B2" office:value-type="string">
            <text:p text:style-name="P24">Vyhledá posledně hledaný termín.</text:p>
          </table:table-cell>
        </table:table-row>
        <text:soft-page-break/>
        <table:table-row table:style-name="Table6.13">
          <table:table-cell table:style-name="Table6.A2" office:value-type="string">
            <text:p text:style-name="P24">Ctrl+Shift+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Shift+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íná výběr řádku (pokud není řádek v režimu úprav).</text:p>
          </table:table-cell>
        </table:table-row>
        <table:table-row table:style-name="Table9.1">
          <table:table-cell table:style-name="Table9.A2" office:value-type="string">
            <text:p text:style-name="P24">Ctrl+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Mezerník</text:p>
          </table:table-cell>
          <table:table-cell table:style-name="Table9.B2" office:value-type="string">
            <text:p text:style-name="P24">Označí aktuální sloupec.</text:p>
          </table:table-cell>
        </table:table-row>
        <table:table-row table:style-name="Table9.1">
          <table:table-cell table:style-name="Table9.A2" office:value-type="string">
            <text:p text:style-name="P24">Ctrl+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vpravo vybereme požadovanou ikonu na liště a stiskneme Ctrl+Enter</text:p>
          </table:table-cell>
          <table:table-cell table:style-name="Table13.B2" office:value-type="string">
            <text:p text:style-name="P24">Vloží <text:span text:style-name="T21">o</text:span>bjekt <text:span text:style-name="T21">k</text:span>resby.</text:p>
          </table:table-cell>
        </table:table-row>
        <table:table-row table:style-name="Table13.1">
          <table:table-cell table:style-name="Table13.A2" office:value-type="string">
            <text:p text:style-name="P24">Pomocí Ctrl+F6 aktivujeme plochu dokumentu a stiskneme Tab.</text:p>
          </table:table-cell>
          <table:table-cell table:style-name="Table13.A2" office:value-type="string">
            <text:p text:style-name="P27"><text:span text:style-name="T10">Vybere objekt </text:span><text:span text:style-name="T14">k</text:span><text:span text:style-name="T10">resby.</text:span></text:p>
          </table:table-cell>
        </table:table-row>
        <table:table-row table:style-name="Table13.1">
          <table:table-cell table:style-name="Table13.A2" office:value-type="string">
            <text:p text:style-name="P24">Tabulátor</text:p>
          </table:table-cell>
          <table:table-cell table:style-name="Table13.B2" office:value-type="string">
            <text:p text:style-name="P24">Vybere další objekt kresby.</text:p>
          </table:table-cell>
        </table:table-row>
        <table:table-row table:style-name="Table13.1">
          <table:table-cell table:style-name="Table13.A2" office:value-type="string">
            <text:p text:style-name="P24">Shift+Tabulátor</text:p>
          </table:table-cell>
          <table:table-cell table:style-name="Table13.A2" office:value-type="string">
            <text:p text:style-name="P24">Vybere předchozí objekt kresby.</text:p>
          </table:table-cell>
        </table:table-row>
        <table:table-row table:style-name="Table13.1">
          <table:table-cell table:style-name="Table13.A2" office:value-type="string">
            <text:p text:style-name="P24">Ctrl+Home</text:p>
          </table:table-cell>
          <table:table-cell table:style-name="Table13.B2" office:value-type="string">
            <text:p text:style-name="P24">Vybere první objekt kresby.</text:p>
          </table:table-cell>
        </table:table-row>
        <table:table-row table:style-name="Table13.1">
          <table:table-cell table:style-name="Table13.A2" office:value-type="string">
            <text:p text:style-name="P24">Ctrl+End</text:p>
          </table:table-cell>
          <table:table-cell table:style-name="Table13.A2" office:value-type="string">
            <text:p text:style-name="P24">Vybere poslední objekt kresby.</text:p>
          </table:table-cell>
        </table:table-row>
        <table:table-row table:style-name="Table13.1">
          <table:table-cell table:style-name="Table13.A2" office:value-type="string">
            <text:p text:style-name="P24">Esc</text:p>
          </table:table-cell>
          <table:table-cell table:style-name="Table13.B2" office:value-type="string">
            <text:p text:style-name="P24">Ukončí výběr objektů kresby.</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režim ručního výběru a vrát<text:span text:style-name="T16">í</text:span> se d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šipka nahoru/dolů/vlevo/vpravo</text:p>
          </table:table-cell>
          <table:table-cell table:style-name="Table13.A2" office:value-type="string">
            <text:p text:style-name="P24">Posune objekt kresby o jeden pixel (v režimu výběru).</text:p>
            <text:p text:style-name="P24">Změní velikost objektu kresby (v režimu ručního výběru)</text:p>
            <text:p text:style-name="P24">Otočí objekt kresby (v režimu otočení).</text:p>
            <text:p text:style-name="P24">Otevře dialogové okno pro úpravu vlastností objektu kresby.</text:p>
            <text:p text:style-name="P24">Aktivuje režim Výběr bodů pro vybraný objekt kresby.</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bod objektu kresby (v režimu Výběr bodů) / Zruší výběr.</text:p>
            <text:p text:style-name="P24">Vybraný bod krátce blikne.</text:p>
          </table:table-cell>
        </table:table-row>
        <table:table-row table:style-name="Table13.1">
          <table:table-cell table:style-name="Table13.A2" office:value-type="string">
            <text:p text:style-name="P24">Shift+Mezerník</text:p>
          </table:table-cell>
          <table:table-cell table:style-name="Table13.A2" office:value-type="string">
            <text:p text:style-name="P24">Vyber<text:span text:style-name="T16">e</text:span> další bod v režimu Výběr bodů.</text:p>
          </table:table-cell>
        </table:table-row>
        <table:table-row table:style-name="Table13.1">
          <table:table-cell table:style-name="Table13.A2" office:value-type="string">
            <text:p text:style-name="P24">Ctrl+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Shift+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Enter na ikoně Výběr</text:p>
          </table:table-cell>
          <table:table-cell table:style-name="Table13.A2" office:value-type="string">
            <text:p text:style-name="P24">Aktivuje první objekt kresby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objekt kresby.</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aný grafický objekt, přepne se do režimu úpravy a kurzor se umístí na konec textu v objektu. Vloží se tisknutelný znak.</text:p>
          </table:table-cell>
        </table:table-row>
        <table:table-row table:style-name="Table13.1">
          <table:table-cell table:style-name="Table13.A2" office:value-type="string">
            <text:p text:style-name="P24">Klávesa Alt při vytváření grafických objektů nebo při změně jejich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